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ans-serif" svg:font-family="Calibri, sans-serif"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style style:name="P1" style:parent-style-name="Standard" style:master-page-name="MP0" style:family="paragraph">
      <style:paragraph-properties fo:break-before="page" fo:text-align="justify" fo:margin-bottom="0.1965in"/>
    </style:style>
    <style:style style:name="P2" style:parent-style-name="Quotations" style:family="paragraph">
      <style:paragraph-properties fo:text-align="justify" fo:margin-bottom="0.0416in"/>
    </style:style>
    <style:style style:name="T3" style:parent-style-name="StrongEmphasis" style:family="text">
      <style:text-properties style:font-name="Calibri, sans-serif" fo:color="#212121" fo:font-size="11pt" style:font-size-asian="11pt" fo:background-color="#FFFFFF" style:text-underline-type="single" style:text-underline-style="solid" style:text-underline-width="auto" style:text-underline-mode="continuous"/>
    </style:style>
    <style:style style:name="T4" style:parent-style-name="StrongEmphasis" style:family="text">
      <style:text-properties style:font-name="Calibri, sans-serif" fo:color="#212121" fo:font-size="11pt" style:font-size-asian="11pt" fo:background-color="#FFFFFF"/>
    </style:style>
    <style:style style:name="P5" style:parent-style-name="Quotations" style:list-style-name="LFO1" style:family="paragraph">
      <style:paragraph-properties fo:text-align="justify" fo:margin-bottom="0in" fo:margin-left="0.3937in" fo:text-indent="0in" fo:background-color="#FFFFFF">
        <style:tab-stops/>
      </style:paragraph-properties>
    </style:style>
    <style:style style:name="T6" style:parent-style-name="DefaultParagraphFont" style:family="text">
      <style:text-properties style:font-name="Calibri, sans-serif" fo:color="#212121" fo:font-size="11pt" style:font-size-asian="11pt"/>
    </style:style>
    <style:style style:name="T7" style:parent-style-name="DefaultParagraphFont" style:family="text">
      <style:text-properties style:font-name="Calibri, sans-serif" fo:color="#212121" fo:font-size="11pt" style:font-size-asian="11pt"/>
    </style:style>
    <style:style style:name="P8" style:parent-style-name="Quotations" style:family="paragraph">
      <style:paragraph-properties fo:text-align="justify"/>
      <style:text-properties style:font-name="Calibri, sans-serif" fo:color="#FF0000" fo:font-size="10.5pt" style:font-size-asian="10.5pt" style:text-underline-type="single" style:text-underline-style="solid" style:text-underline-width="auto" style:text-underline-mode="continuous"/>
    </style:style>
    <style:style style:name="P9" style:parent-style-name="Quotations" style:list-style-name="LFO2" style:family="paragraph">
      <style:paragraph-properties fo:text-align="justify" fo:margin-bottom="0in" fo:margin-left="0.3937in" fo:text-indent="0in" fo:background-color="#FFFFFF">
        <style:tab-stops/>
      </style:paragraph-properties>
    </style:style>
    <style:style style:name="T10" style:parent-style-name="DefaultParagraphFont" style:family="text">
      <style:text-properties style:font-name="Calibri, sans-serif" fo:color="#212121" fo:font-size="11pt" style:font-size-asian="11pt"/>
    </style:style>
    <style:style style:name="T11" style:parent-style-name="DefaultParagraphFont" style:family="text">
      <style:text-properties style:font-name="Calibri, sans-serif" fo:color="#212121" fo:font-size="11pt" style:font-size-asian="11pt"/>
    </style:style>
    <style:style style:name="P12" style:parent-style-name="Quotations" style:family="paragraph">
      <style:paragraph-properties fo:text-align="justify" fo:margin-bottom="0in" fo:margin-left="0in" fo:background-color="#FFFFFF">
        <style:tab-stops/>
      </style:paragraph-properties>
      <style:text-properties style:font-name="Segoe UI" fo:color="#212121" fo:font-size="11pt" style:font-size-asian="11pt"/>
    </style:style>
    <style:style style:name="P13" style:parent-style-name="Quotations" style:family="paragraph">
      <style:paragraph-properties fo:text-align="justify" fo:margin-bottom="0in" fo:margin-left="0in" fo:background-color="#FFFFFF">
        <style:tab-stops/>
      </style:paragraph-properties>
      <style:text-properties style:font-name="Segoe UI" fo:color="#212121" fo:font-size="11pt" style:font-size-asian="11pt"/>
    </style:style>
    <style:style style:name="P14" style:parent-style-name="Quotations" style:family="paragraph">
      <style:paragraph-properties fo:text-align="justify" fo:margin-bottom="0in" fo:margin-left="0in" fo:background-color="#FFFFFF">
        <style:tab-stops/>
      </style:paragraph-properties>
      <style:text-properties style:font-name="Segoe UI" fo:color="#212121" fo:font-size="11pt" style:font-size-asian="11pt"/>
    </style:style>
    <style:style style:name="P15" style:parent-style-name="Quotations" style:family="paragraph">
      <style:paragraph-properties fo:text-align="justify" fo:margin-bottom="0in" fo:margin-left="0in" fo:background-color="#FFFFFF">
        <style:tab-stops/>
      </style:paragraph-properties>
      <style:text-properties style:font-name="Segoe UI" fo:color="#212121" fo:font-size="11pt" style:font-size-asian="11pt"/>
    </style:style>
    <style:style style:name="P16" style:parent-style-name="Quotations" style:family="paragraph">
      <style:paragraph-properties fo:text-align="justify" fo:margin-bottom="0in" fo:margin-left="0in" fo:background-color="#FFFFFF">
        <style:tab-stops/>
      </style:paragraph-properties>
      <style:text-properties style:font-name="Segoe UI" fo:color="#212121" fo:font-size="11pt" style:font-size-asian="11pt"/>
    </style:style>
    <style:style style:name="P17" style:parent-style-name="Quotations" style:family="paragraph">
      <style:paragraph-properties fo:text-align="justify" fo:margin-bottom="0in" fo:margin-left="0in" fo:background-color="#FFFFFF">
        <style:tab-stops/>
      </style:paragraph-properties>
      <style:text-properties style:font-name="Segoe UI" fo:color="#212121" fo:font-size="11pt" style:font-size-asian="11pt"/>
    </style:style>
    <style:style style:name="P18" style:parent-style-name="Quotations" style:family="paragraph">
      <style:paragraph-properties fo:text-align="justify" fo:margin-bottom="0in" fo:margin-left="0in" fo:background-color="#FFFFFF">
        <style:tab-stops/>
      </style:paragraph-properties>
      <style:text-properties style:font-name="Segoe UI" fo:color="#212121" fo:font-size="11pt" style:font-size-asian="11pt"/>
    </style:style>
    <style:style style:name="P19" style:parent-style-name="Quotations" style:list-style-name="LFO3" style:family="paragraph">
      <style:paragraph-properties fo:text-align="justify" fo:margin-bottom="0in" fo:margin-left="0.3937in" fo:text-indent="0in" fo:background-color="#FFFFFF">
        <style:tab-stops/>
      </style:paragraph-properties>
    </style:style>
    <style:style style:name="T20" style:parent-style-name="DefaultParagraphFont" style:family="text">
      <style:text-properties style:font-name="Calibri, sans-serif" fo:color="#212121" fo:font-size="11pt" style:font-size-asian="11pt"/>
    </style:style>
    <style:style style:name="T21" style:parent-style-name="DefaultParagraphFont" style:family="text">
      <style:text-properties style:font-name="Calibri, sans-serif" fo:color="#212121" fo:font-size="11pt" style:font-size-asian="11pt"/>
    </style:style>
    <style:style style:name="P22" style:parent-style-name="Quotations" style:family="paragraph">
      <style:paragraph-properties fo:text-align="justify"/>
    </style:style>
    <style:style style:name="T23" style:parent-style-name="DefaultParagraphFont" style:family="text">
      <style:text-properties fo:color="#212121"/>
    </style:style>
    <style:style style:name="T24" style:parent-style-name="DefaultParagraphFont" style:family="text">
      <style:text-properties style:font-name="Calibri, sans-serif" fo:color="#FF0000" fo:font-size="11pt" style:font-size-asian="11pt" style:text-underline-type="single" style:text-underline-style="solid" style:text-underline-width="auto" style:text-underline-mode="continuous"/>
    </style:style>
    <style:style style:name="P25" style:parent-style-name="Quotations" style:list-style-name="LFO4" style:family="paragraph">
      <style:paragraph-properties fo:text-align="justify" fo:margin-bottom="0in" fo:margin-left="0.3937in" fo:text-indent="0in" fo:background-color="#FFFFFF">
        <style:tab-stops/>
      </style:paragraph-properties>
    </style:style>
    <style:style style:name="T26" style:parent-style-name="DefaultParagraphFont" style:family="text">
      <style:text-properties style:font-name="Calibri, sans-serif" fo:color="#212121" fo:font-size="11pt" style:font-size-asian="11pt"/>
    </style:style>
    <style:style style:name="T27" style:parent-style-name="DefaultParagraphFont" style:family="text">
      <style:text-properties style:font-name="Calibri, sans-serif" fo:color="#212121" fo:font-size="11pt" style:font-size-asian="11pt"/>
    </style:style>
    <style:style style:name="P28" style:parent-style-name="Quotations" style:family="paragraph">
      <style:paragraph-properties fo:text-align="justify"/>
    </style:style>
    <style:style style:name="T29" style:parent-style-name="DefaultParagraphFont" style:family="text">
      <style:text-properties fo:color="#212121"/>
    </style:style>
    <style:style style:name="T30" style:parent-style-name="DefaultParagraphFont" style:family="text">
      <style:text-properties style:font-name="Calibri, sans-serif" fo:color="#FF0000" fo:font-size="11pt" style:font-size-asian="11pt" style:text-underline-type="single" style:text-underline-style="solid" style:text-underline-width="auto" style:text-underline-mode="continuous"/>
    </style:style>
    <style:style style:name="P31" style:parent-style-name="Quotations" style:list-style-name="LFO5" style:family="paragraph">
      <style:paragraph-properties fo:text-align="justify" fo:margin-bottom="0in" fo:margin-left="0.3937in" fo:text-indent="0in" fo:background-color="#FFFFFF">
        <style:tab-stops/>
      </style:paragraph-properties>
    </style:style>
    <style:style style:name="T32" style:parent-style-name="DefaultParagraphFont" style:family="text">
      <style:text-properties style:font-name="Calibri, sans-serif" fo:color="#212121" fo:font-size="11pt" style:font-size-asian="11pt"/>
    </style:style>
    <style:style style:name="T33" style:parent-style-name="DefaultParagraphFont" style:family="text">
      <style:text-properties style:font-name="Calibri, sans-serif" fo:color="#212121" fo:font-size="11pt" style:font-size-asian="11pt"/>
    </style:style>
    <style:style style:name="T34" style:parent-style-name="DefaultParagraphFont" style:family="text">
      <style:text-properties style:font-name="Calibri, sans-serif" fo:color="#212121" fo:font-size="11pt" style:font-size-asian="11pt"/>
    </style:style>
    <style:style style:name="P35" style:parent-style-name="Quotations" style:list-style-name="LFO6" style:family="paragraph">
      <style:paragraph-properties fo:text-align="justify" fo:margin-bottom="0in" fo:margin-left="0.3937in" fo:text-indent="0in" fo:background-color="#FFFFFF">
        <style:tab-stops/>
      </style:paragraph-properties>
    </style:style>
    <style:style style:name="T36" style:parent-style-name="DefaultParagraphFont" style:family="text">
      <style:text-properties style:font-name="Calibri, sans-serif" fo:color="#212121" fo:font-size="11pt" style:font-size-asian="11pt"/>
    </style:style>
    <style:style style:name="T37" style:parent-style-name="DefaultParagraphFont" style:family="text">
      <style:text-properties style:font-name="Calibri, sans-serif" fo:color="#212121" fo:font-size="11pt" style:font-size-asian="11pt"/>
    </style:style>
    <style:style style:name="P38" style:parent-style-name="Quotations" style:family="paragraph">
      <style:paragraph-properties fo:text-align="justify" fo:margin-bottom="0in" fo:background-color="#FFFFFF"/>
      <style:text-properties style:font-name="Calibri, sans-serif" fo:color="#212121" fo:font-size="11pt" style:font-size-asian="11pt"/>
    </style:style>
    <style:style style:name="P39" style:parent-style-name="Quotations" style:family="paragraph">
      <style:paragraph-properties fo:text-align="justify" fo:margin-bottom="0in" fo:margin-left="0in" fo:background-color="#FFFFFF">
        <style:tab-stops/>
      </style:paragraph-properties>
      <style:text-properties style:font-name="Calibri, sans-serif" fo:color="#212121" fo:font-size="11pt" style:font-size-asian="11pt"/>
    </style:style>
    <style:style style:name="P40" style:parent-style-name="Quotations" style:list-style-name="LFO7" style:family="paragraph">
      <style:paragraph-properties fo:text-align="justify" fo:margin-bottom="0in" fo:margin-left="0.3937in" fo:text-indent="0in" fo:background-color="#FFFFFF">
        <style:tab-stops/>
      </style:paragraph-properties>
    </style:style>
    <style:style style:name="T41" style:parent-style-name="DefaultParagraphFont" style:family="text">
      <style:text-properties style:font-name="Calibri, sans-serif" fo:color="#212121" fo:font-size="11pt" style:font-size-asian="11pt"/>
    </style:style>
    <style:style style:name="T42" style:parent-style-name="DefaultParagraphFont" style:family="text">
      <style:text-properties style:font-name="Calibri, sans-serif" fo:color="#212121" fo:font-size="11pt" style:font-size-asian="11pt"/>
    </style:style>
    <style:style style:name="P43" style:parent-style-name="Quotations" style:family="paragraph">
      <style:paragraph-properties fo:text-align="justify"/>
    </style:style>
    <style:style style:name="T44" style:parent-style-name="DefaultParagraphFont" style:family="text">
      <style:text-properties fo:color="#FF0000" style:text-underline-type="single" style:text-underline-style="solid" style:text-underline-width="auto" style:text-underline-mode="continuous"/>
    </style:style>
    <style:style style:name="T45" style:parent-style-name="DefaultParagraphFont" style:family="text">
      <style:text-properties style:font-name="Calibri, sans-serif" fo:color="#FF0000" fo:font-size="11pt" style:font-size-asian="11pt" style:text-underline-type="single" style:text-underline-style="solid" style:text-underline-width="auto" style:text-underline-mode="continuous"/>
    </style:style>
    <style:style style:name="T46" style:parent-style-name="DefaultParagraphFont" style:family="text">
      <style:text-properties style:font-name="Calibri, sans-serif" fo:color="#FF0000" fo:font-size="11pt" style:font-size-asian="11pt" style:text-underline-type="single" style:text-underline-style="solid" style:text-underline-width="auto" style:text-underline-mode="continuous"/>
    </style:style>
    <style:style style:name="P47" style:parent-style-name="Quotations" style:list-style-name="LFO8" style:family="paragraph">
      <style:paragraph-properties fo:text-align="justify" fo:margin-bottom="0in" fo:margin-left="0.3937in" fo:text-indent="0in" fo:background-color="#FFFFFF">
        <style:tab-stops/>
      </style:paragraph-properties>
    </style:style>
    <style:style style:name="T48" style:parent-style-name="DefaultParagraphFont" style:family="text">
      <style:text-properties style:font-name="Calibri, sans-serif" fo:color="#212121" fo:font-size="11pt" style:font-size-asian="11pt"/>
    </style:style>
    <style:style style:name="P49" style:parent-style-name="Quotations" style:list-style-name="LFO9" style:family="paragraph">
      <style:paragraph-properties fo:text-align="justify" fo:margin-bottom="0in" fo:margin-left="0.3937in" fo:text-indent="0in" fo:background-color="#FFFFFF">
        <style:tab-stops/>
      </style:paragraph-properties>
    </style:style>
    <style:style style:name="T50" style:parent-style-name="DefaultParagraphFont" style:family="text">
      <style:text-properties style:font-name="Calibri, sans-serif" fo:color="#212121" fo:font-size="11pt" style:font-size-asian="11pt"/>
    </style:style>
    <style:style style:name="T51" style:parent-style-name="DefaultParagraphFont" style:family="text">
      <style:text-properties style:font-name="Calibri, sans-serif" fo:color="#212121" fo:font-size="11pt" style:font-size-asian="11pt" style:text-underline-type="single" style:text-underline-style="solid" style:text-underline-width="auto" style:text-underline-mode="continuous"/>
    </style:style>
  </office:automatic-styles>
  <office:body>
    <office:text text:use-soft-page-breaks="true">
      <text:p text:style-name="P1">Revision memo:</text:p>
      <text:p text:style-name="P2"><text:span text:style-name="T3">Specific points</text:span><text:span text:style-name="T4">:</text:span></text:p>
      <text:list text:style-name="LFO1" text:continue-numbering="true">
        <text:list-item>
          <text:p text:style-name="P5"><text:span text:style-name="T6">Clarification is needed on the various sample sizes. How many smallholders were interviewed in each wave? Table 2 provides different numbers of<text:s/></text:span><text:span text:style-name="T7">observations for different variables. Please provide an extra paragraph on how farmers were selected in each wave with sample sizes and include information about the quality of this data, how much was actually used in the analysis?  etc.</text:span></text:p>
        </text:list-item>
      </text:list>
      <text:p text:style-name="P8">Not sure what would be the best approach here. Our descriptive statistics refer to only wave 1. Maybe we should also add the same for wave 2 in another table? I do not know how exactly the farmers were selected. Where can I find this information? Or if it is easier for one<text:s/>of you to add this paragraph, let me know. </text:p>
      <text:p text:style-name="Normal">We added a subsection 3.1 “Sample” which provides information on how farmers were selected and on the farmer sample sizes. Note that our descriptive statistics only include wave 1 because this information wasn’t collected twice as it is unlikely to change within one year.</text:p>
      <text:p text:style-name="Normal"/>
      <text:list text:style-name="LFO2" text:continue-numbering="true">
        <text:list-item>
          <text:p text:style-name="P9"><text:span text:style-name="T10">It is not clear why there were two waves of data collection (2021 &amp; 2022) rather than just one. Also, was the data from these waves pooled for estimating the regression equations? Equation 1 does not have time su</text:span><text:span text:style-name="T11">bscripts suggesting pooling occurred while the text says the time scripts were left out for simplicity. Considerably more effort is needed to describe the structure of the sample. If pooling occurred, were dummies used for each wave?</text:span></text:p>
        </text:list-item>
      </text:list>
      <text:p text:style-name="P12"/>
      <text:p text:style-name="P13">It is a bit of a stretch to say that we collected two waves of data. We collected data once. Ratings were organized twice, to make sure we had enough ratings. Data for the ratings were pooled.</text:p>
      <text:p text:style-name="P14"/>
      <text:p text:style-name="P15">It is also important to note that we do not estimate equation one – this is just used as a starting point to explain the issues related to the dyadic nature of the data and the models we do estimate: between-models (4) and farmer fixed effects models (7). A dummy for each wave in the between-models of (4) would be absorbed in the constant, as each agro-input dealer will have been ranked by the same farmer in both rounds so the average will always be 0.5 (which will be perfectly collinear with the included constant). A dummy for each wave in the fixed-effects model (7) would also contribute little to the analysis, as the within variation for this will be the same for all farmers.</text:p>
      <text:p text:style-name="P16"/>
      <text:p text:style-name="P17">Changes made to the text: We have removed the footnote on the time index, as this seemed to suggest we are dealing with time series data. Furthermore, the better<text:s/>description of the selection of farmers, sample sizes, etc. added as a response to the previous point should also clarify things.</text:p>
      <text:p text:style-name="P18"/>
      <text:list text:style-name="LFO3" text:continue-numbering="true">
        <text:list-item>
          <text:p text:style-name="P19"><text:span text:style-name="T20">The number of dealers in the sample is also not clear. In the text it says there were 350 then later in Table 1 there appears</text:span><text:span text:style-name="T21"><text:s/>to be around 190. Please describe how this information was selected and gathered and what quality issues led to the smaller sample being used for estimation.</text:span></text:p>
        </text:list-item>
      </text:list>
      <text:p text:style-name="P22"><text:span text:style-name="T23">​</text:span><text:span text:style-name="T24">We need to mention here that all dealers were not rated?</text:span></text:p>
      <text:p text:style-name="Normal">We added a subsection 3.1 “Sample” which also provides information on the dealer sample sizes.</text:p>
      <text:p text:style-name="Normal"/>
      <text:list text:style-name="LFO4" text:continue-numbering="true">
        <text:list-item>
          <text:p text:style-name="P25"><text:span text:style-name="T26">The dealers were clustered into "catchm</text:span><text:span text:style-name="T27">ents" using proximity data. How many clusters were obtained and what does the distribution of catchment sizes look like?</text:span></text:p>
        </text:list-item>
      </text:list>
      <text:p text:style-name="P28"><text:span text:style-name="T29">​</text:span><text:span text:style-name="T30">Do we already have this information in another paper or analysis done? If not, where can I find this catchment area information?</text:span></text:p>
      <text:soft-page-break/>
      <text:p text:style-name="Normal">We added a subsection 3.1 “Sample” which also provides information on the catchment areas (number, mean, min, max).</text:p>
      <text:p text:style-name="Normal"/>
      <text:list text:style-name="LFO5" text:continue-numbering="true">
        <text:list-item>
          <text:p text:style-name="P31"><text:span text:style-name="T32">Table</text:span><text:span text:style-name="T33"><text:s/>1: This table is about dealer attributes. So, why is there a row called "Distance between farmer and shop"? What does this mean? Also, the data entry is 49km. Are farmers 49km from somewhere? Finally, Table 2 reports "Homestead distance to nearest agro-in</text:span><text:span text:style-name="T34">put shop" as 3.8km. Is this inconsistent with data in Table 1?</text:span></text:p>
        </text:list-item>
      </text:list>
      <text:p text:style-name="Normal"/>
      <text:p text:style-name="Normal">To be more specific, these are not the same variables. Farmers were asked to rate multiple agro-input shops and we collected GPS coordinates of the farmers and all the agro-input shops. We use<text:s/>these coordinates to calculate distance between the farmer and the agro-input shop they rated (these shops are not necessarily in the vicinity). This is termed as “Distance between farmer and shop in km”. Each farmer was also asked to give one response for<text:s/>the distance to the nearest agro-input shop. This reported distance by farmer is termed as “Homestead distance to nearest agro-input shop”.</text:p>
      <text:p text:style-name="Normal">Changes made to the text: In order to address this, we have added further explanations for these variables in table notes in Table 1 and Table 2.</text:p>
      <text:p text:style-name="Normal"/>
      <text:list text:style-name="LFO6" text:continue-numbering="true">
        <text:list-item>
          <text:p text:style-name="P35"><text:span text:style-name="T36">Results: Is it possible women dealers face discrimination from upstream in the value chain that makes it difficult for them to provide good quality seed? This would imply some of the smallholder bias identified in the stud</text:span><text:span text:style-name="T37">y was objective. I appreciate the price was controlled in the regressions however I was not clear about controls for quality in this context.</text:span></text:p>
        </text:list-item>
      </text:list>
      <text:p text:style-name="P38"/>
      <text:p text:style-name="Normal">Although it is true that this could be possible, the data shows that an average female dealer provides higher<text:s/>quality seed compared to an average male dealer. We checked for objective quality attributes like moisture content of the seed and shelf life of the seed and found that on an average, female dealers have better seeds compared to male dealers. Thus, discrimination from upstream in the value chain should not be a concern in the case of this study. However, we did not include the above mentioned objective quality-related variables as controls because of considerable loss in sample size.</text:p>
      <text:p text:style-name="P39"/>
      <text:list text:style-name="LFO7" text:continue-numbering="true">
        <text:list-item>
          <text:p text:style-name="P40"><text:span text:style-name="T41">Results: According t</text:span><text:span text:style-name="T42">o Table 2, 20% of smallholders were women, presumably widows. Were they similarly biased to their male counterparts? More estimation is needed here.</text:span></text:p>
        </text:list-item>
      </text:list>
      <text:p text:style-name="P43"><text:span text:style-name="T44">​</text:span><text:span text:style-name="T45">I believe what is being suggested here is an interaction? If female smallholders rate male dealers higher<text:s/></text:span><text:span text:style-name="T46">or lower. Correct me if my interpretation is wrong.</text:span></text:p>
      <text:list text:style-name="LFO8" text:continue-numbering="true">
        <text:list-item>
          <text:p text:style-name="P47"><text:span text:style-name="T48">Find "the the" in the text and correct. </text:span></text:p>
        </text:list-item>
      </text:list>
      <text:p text:style-name="Normal"/>
      <text:p text:style-name="Normal">We have fixed this.</text:p>
      <text:p text:style-name="Normal"/>
      <text:list text:style-name="LFO9" text:continue-numbering="true">
        <text:list-item>
          <text:p text:style-name="P49"><text:span text:style-name="T50">Also, find "we asked farmer to rate" aka farmer</text:span><text:span text:style-name="T51">s.</text:span></text:p>
        </text:list-item>
      </text:list>
      <text:p text:style-name="Normal"/>
      <text:p text:style-name="Normal">We have fixed this.<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ans-serif" svg:font-family="Calibri, sans-serif"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aroline Miehe</dc:creator>
    <meta:creation-date>2022-07-06T11:59:00Z</meta:creation-date>
    <dc:date>2022-07-06T13:55:00Z</dc:date>
    <meta:template xlink:href="Normal" xlink:type="simple"/>
    <meta:editing-cycles>10</meta:editing-cycles>
    <meta:editing-duration>PT300S</meta:editing-duration>
    <meta:document-statistic meta:page-count="2" meta:paragraph-count="11" meta:word-count="890" meta:character-count="5954" meta:row-count="42" meta:non-whitespace-character-count="5075"/>
  </office:meta>
</office:document-meta>
</file>